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905"/>
    </style:style>
    <style:style style:name="P2" style:family="paragraph" style:parent-style-name="Standard">
      <style:paragraph-properties fo:text-align="start" style:justify-single-word="false"/>
      <style:text-properties officeooo:paragraph-rsid="001ab905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ab905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ab90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b905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ab905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ab90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b1e5"/>
    </style:style>
    <style:style style:name="T5" style:family="text">
      <style:text-properties officeooo:rsid="001c02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5554496504570108373" text:style-name="L1">
        <text:list-item>
          <text:p text:style-name="P5">Write the following numbers in scientific notation:</text:p>
        </text:list-item>
      </text:list>
      <text:p text:style-name="P2"><text:tab/>a. 1024<text:span text:style-name="T4">00</text:span> <text:tab/><text:tab/><text:tab/><text:tab/><text:tab/><text:tab/>g. 0.<text:span text:style-name="T5">00</text:span>7 V</text:p>
      <text:p text:style-name="P2"/>
      <text:p text:style-name="P2"/>
      <text:p text:style-name="P2"><text:tab/>b. 0.007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<text:span text:style-name="T5">0</text:span>.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979680401079434242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04347606168164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104349342757280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104347249730858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104347250248706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349135546185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349289400735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04348039585792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9"><draw:image xlink:href="Pictures/10000201000000EF00000100FED1FE0B0DD7CF02.png" xlink:type="simple" xlink:show="embed" xlink:actuate="onLoad"/></draw:frame> <text:s text:c="20"/>Name:<text:tab/><text:tab/><text:date style:data-style-name="N37" text:date-value="2017-08-29T10:43:47.199823223" text:date-adjust="PT24H00M00S">08/3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21932977</meta:creation-date>
    <meta:editing-duration>PT7M13S</meta:editing-duration>
    <meta:editing-cycles>8</meta:editing-cycles>
    <meta:generator>LibreOffice/5.2.7.2$Linux_X86_64 LibreOffice_project/20$Build-2</meta:generator>
    <dc:date>2017-08-29T10:43:47.131395383</dc:date>
    <meta:document-statistic meta:table-count="0" meta:image-count="2" meta:object-count="6" meta:page-count="2" meta:paragraph-count="31" meta:word-count="142" meta:character-count="711" meta:non-whitespace-character-count="530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